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c1fc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paragraph-rsid="00196069" style:font-size-asian="12pt" style:font-size-complex="12pt"/>
    </style:style>
    <style:style style:name="T1" style:family="text">
      <style:text-properties officeooo:rsid="001960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! " # $ % &amp; ' ( ) * + , - . / 0 1 2 3 4 5 6 7 8 9 : ; &lt; = &gt; ? @ A B C D E F G H I J K L M</text:p>
      <text:p text:style-name="P2"/>
      <text:p text:style-name="P2">N O P Q R S T U V W X Y Z [ \ ] ^ _ ` a b c d e f g h i j k l m n o p q r s t u v w x y z { | } ~</text:p>
      <text:p text:style-name="P2"/>
      <text:p text:style-name="P3">¡ ¦ § ¨ © ª « <text:s/>» ¿ À Á Â Ã Ä Å Æ Ç È É Ê Ë Ì Í Î Ï Ð Ñ Ò Ó<text:span text:style-name="T1"> </text:span>Ô Õ Ö × Ø Ù Ú Û Ü Ý Þ ß à á â</text:p>
      <text:p text:style-name="P3"/>
      <text:p text:style-name="P3">ã ä å æ ç è é ê ë ì í î ï ð ñ ò ó ô õ ö ÷ ø ù ú û ü ý þ ÿ Ā ā Ă ă Ą ą Ć<text:span text:style-name="T1"> </text:span>ć Ĉ ĉ Ċ ċ Č č Ď ď Đ đ Ē ē</text:p>
      <text:p text:style-name="P3"/>
      <text:p text:style-name="P3">Ĕ ĕ Ė ė Ę ę Ě ě Ĝ ĝ Ğ ğ Ġ ġ Ģ ģ Ĥ ĥ Ħ ħ Ĩ ĩ Ī ī Ĭ ĭ Į į İ ı Ĳ ĳ Ĵ ĵ Ķ ķ ĸ Ĺ<text:span text:style-name="T1"> </text:span>ĺ Ļ ļ Ľ ľ Ŀ ŀ Ł ł Ń ń Ņ</text:p>
      <text:p text:style-name="P3"/>
      <text:p text:style-name="P3">ņ Ň ň ŉ Ŋ ŋ Ō ō Ŏ ŏ Ő ő Œ œ Ŕ ŕ Ŗ ŗ Ř ř Ś ś Ŝ ŝ Ş ş Š š Ţ ţ Ť ť Ŧ ŧ Ũ ũ Ū ū Ŭ</text:p>
      <text:p text:style-name="P2"/>
      <text:p text:style-name="P2">ŭ Ů ů Ű ű Ų ų Ŵ ŵ Ŷ ŷ Ÿ Ź ź Ż ż Ž ž —</text:p>
      <text:p text:style-name="P2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8T14:14:41.501022656</meta:creation-date>
    <dc:date>2023-03-28T17:08:00.590768673</dc:date>
    <meta:editing-duration>PT13M42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7" meta:word-count="294" meta:character-count="584" meta:non-whitespace-character-count="295"/>
  </office:meta>
</office:document-meta>
</file>